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666666" style:font-name="Lato Extended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fo:letter-spacing="normal"/>
    </style:style>
    <style:style style:name="T1" style:family="text">
      <style:text-properties fo:font-variant="normal" fo:text-transform="none" fo:color="#2d3b45" style:font-name="Lato Extended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utline (Week 4)</text:h>
      <text:p text:style-name="P2"><text:span text:style-name="Strong_20_Emphasis"><text:span text:style-name="T1">Jan 30: Classification basics</text:span></text:span></text:p>
      <text:p text:style-name="P3">Lecture: PPT Lecture-Classification-basics</text:p>
      <text:p text:style-name="P3">Learn: KNN, Naïve Bayes, Linear, Logistic Regression, Classifier Accuracy</text:p>
      <text:p text:style-name="P4"> </text:p>
      <text:p text:style-name="P2"><text:span text:style-name="Strong_20_Emphasis"><text:span text:style-name="T1">Feb 1: Classification with SVM</text:span></text:span></text:p>
      <text:p text:style-name="P3">Lecture: PPT Lecture-Classification-SVM</text:p>
      <text:p text:style-name="P3">Learn: Support Vector Machines (SVM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9:00:34.978505270</meta:creation-date>
    <dc:date>2023-01-16T19:00:49.486261737</dc:date>
    <meta:editing-duration>PT14S</meta:editing-duration>
    <meta:editing-cycles>1</meta:editing-cycles>
    <meta:document-statistic meta:table-count="0" meta:image-count="0" meta:object-count="0" meta:page-count="1" meta:paragraph-count="8" meta:word-count="32" meta:character-count="266" meta:non-whitespace-character-count="240"/>
    <meta:generator>LibreOffice/6.0.7.3$Linux_X86_64 LibreOffice_project/00m0$Build-3</meta:generator>
  </office:meta>
</office:document-meta>
</file>